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5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.4cm" svg:height="1.6cm" svg:x="11.7cm" svg:y="2.7cm">
          <text:p text:style-name="P1"><text:span text:style-name="T1">N-Gebäude</text:span></text:p>
        </draw:rect>
        <draw:frame draw:style-name="gr2" draw:text-style-name="P2" draw:layer="layout" svg:width="12.1cm" svg:height="1.675cm" svg:x="8.5cm" svg:y="1.4cm">
          <draw:text-box>
            <text:p text:style-name="P2">Objektorientierter Projektstrukurplan</text:p>
          </draw:text-box>
        </draw:frame>
        <draw:rect draw:style-name="gr1" draw:text-style-name="P3" xml:id="id3" draw:id="id3" draw:layer="layout" svg:width="4.4cm" svg:height="0.7cm" svg:x="12.2cm" svg:y="7.3cm">
          <text:p text:style-name="P2"><text:span text:style-name="T2">Fundament</text:span></text:p>
        </draw:rect>
        <draw:rect draw:style-name="gr1" draw:text-style-name="P3" xml:id="id2" draw:id="id2" draw:layer="layout" svg:width="4.4cm" svg:height="0.7cm" svg:x="12.2cm" svg:y="5.9cm">
          <text:p text:style-name="P2"><text:span text:style-name="T2">Baumaterialien</text:span></text:p>
        </draw:rect>
        <draw:rect draw:style-name="gr3" draw:text-style-name="P2" draw:layer="layout" svg:width="0.1cm" svg:height="0.001cm" svg:x="8.5cm" svg:y="14.7cm">
          <text:p/>
        </draw:rect>
        <draw:rect draw:style-name="gr1" draw:text-style-name="P3" xml:id="id6" draw:id="id6" draw:layer="layout" svg:width="4.4cm" svg:height="0.8cm" svg:x="12.2cm" svg:y="12.3cm">
          <text:p text:style-name="P2"><text:span text:style-name="T2">Inneneinrichtung</text:span></text:p>
        </draw:rect>
        <draw:rect draw:style-name="gr1" draw:text-style-name="P3" xml:id="id12" draw:id="id12" draw:layer="layout" svg:width="3cm" svg:height="1cm" svg:x="25cm" svg:y="12.5cm">
          <text:p text:style-name="P3"><text:span text:style-name="T2">Stromkabel</text:span></text:p>
        </draw:rect>
        <draw:rect draw:style-name="gr1" draw:text-style-name="P2" xml:id="id4" draw:id="id4" draw:layer="layout" svg:width="3.7cm" svg:height="0.9cm" svg:x="12.553cm" svg:y="8.9cm">
          <text:p text:style-name="P2"><text:span text:style-name="T2">Wände</text:span> </text:p>
        </draw:rect>
        <draw:rect draw:style-name="gr1" draw:text-style-name="P3" xml:id="id5" draw:id="id5" draw:layer="layout" svg:width="3cm" svg:height="0.6cm" svg:x="12.9cm" svg:y="10.4cm">
          <text:p text:style-name="P3"><text:span text:style-name="T2">Decken</text:span></text:p>
        </draw:rect>
        <draw:rect draw:style-name="gr1" draw:text-style-name="P3" xml:id="id9" draw:id="id9" draw:layer="layout" svg:width="5.4cm" svg:height="0.7cm" svg:x="5.1cm" svg:y="12.4cm">
          <text:p text:style-name="P3">Sanitäre Anlagen</text:p>
        </draw:rect>
        <draw:rect draw:style-name="gr1" draw:text-style-name="P3" xml:id="id10" draw:id="id10" draw:layer="layout" svg:width="3cm" svg:height="1cm" svg:x="17.7cm" svg:y="12.3cm">
          <text:p text:style-name="P3"><text:span text:style-name="T2">Belüftung</text:span></text:p>
        </draw:rect>
        <draw:connector draw:style-name="gr3" draw:text-style-name="P2" draw:layer="layout" svg:x1="14.4cm" svg:y1="4.3cm" svg:x2="14.4cm" svg:y2="5.9cm" draw:start-shape="id1" draw:start-glue-point="2" draw:end-shape="id2" svg:d="M14400 4300v1600">
          <text:p/>
        </draw:connector>
        <draw:rect draw:style-name="gr1" draw:text-style-name="P3" xml:id="id8" draw:id="id8" draw:layer="layout" svg:width="3.5cm" svg:height="0.7cm" svg:x="1.2cm" svg:y="12.4cm">
          <text:p text:style-name="P3"><text:span text:style-name="T2">Beleuchtung</text:span></text:p>
        </draw:rect>
        <draw:rect draw:style-name="gr1" draw:text-style-name="P3" xml:id="id11" draw:id="id11" draw:layer="layout" svg:width="3cm" svg:height="0.7cm" svg:x="21.4cm" svg:y="12.5cm">
          <text:p text:style-name="P3"><text:span text:style-name="T2">Brandmelder</text:span></text:p>
        </draw:rect>
        <draw:connector draw:style-name="gr3" draw:text-style-name="P2" draw:layer="layout" svg:x1="14.4cm" svg:y1="6.6cm" svg:x2="14.4cm" svg:y2="7.3cm" draw:start-shape="id2" draw:end-shape="id3" draw:end-glue-point="0" svg:d="M14400 6600v700">
          <text:p/>
        </draw:connector>
        <draw:connector draw:style-name="gr3" draw:text-style-name="P2" draw:layer="layout" svg:x1="14.4cm" svg:y1="8cm" svg:x2="14.403cm" svg:y2="8.9cm" draw:start-shape="id3" draw:start-glue-point="2" draw:end-shape="id4" draw:end-glue-point="0" svg:d="M14400 8000v450h3v450">
          <text:p/>
        </draw:connector>
        <draw:connector draw:style-name="gr3" draw:text-style-name="P2" draw:layer="layout" svg:x1="14.403cm" svg:y1="9.8cm" svg:x2="14.4cm" svg:y2="10.4cm" draw:start-shape="id4" draw:start-glue-point="2" draw:end-shape="id5" draw:end-glue-point="0" svg:d="M14403 9800v300h-3v300">
          <text:p/>
        </draw:connector>
        <draw:connector draw:style-name="gr3" draw:text-style-name="P2" xml:id="id7" draw:id="id7" draw:layer="layout" svg:x1="14.4cm" svg:y1="11cm" svg:x2="14.4cm" svg:y2="12.3cm" draw:start-shape="id5" draw:start-glue-point="2" draw:end-shape="id6" draw:end-glue-point="0" svg:d="M14400 11000v1300">
          <text:p/>
        </draw:connector>
        <draw:connector draw:style-name="gr3" draw:text-style-name="P2" draw:layer="layout" svg:x1="14.4cm" svg:y1="11.65cm" svg:x2="2.95cm" svg:y2="12.4cm" draw:start-shape="id7" draw:start-glue-point="0" draw:end-shape="id8" draw:end-glue-point="0" svg:d="M14400 11650h-11450v750">
          <text:p/>
        </draw:connector>
        <draw:connector draw:style-name="gr3" draw:text-style-name="P2" draw:layer="layout" svg:x1="7.8cm" svg:y1="12.4cm" svg:x2="14.4cm" svg:y2="11.65cm" draw:start-shape="id9" draw:start-glue-point="0" draw:end-shape="id7" draw:end-glue-point="0" svg:d="M7800 12400v-750h6600">
          <text:p/>
        </draw:connector>
        <draw:connector draw:style-name="gr3" draw:text-style-name="P2" draw:layer="layout" svg:x1="19.2cm" svg:y1="12.3cm" svg:x2="14.4cm" svg:y2="11.65cm" draw:start-shape="id10" draw:start-glue-point="0" draw:end-shape="id7" draw:end-glue-point="0" svg:d="M19200 12300v-650h-4800">
          <text:p/>
        </draw:connector>
        <draw:connector draw:style-name="gr3" draw:text-style-name="P2" draw:layer="layout" svg:x1="22.9cm" svg:y1="12.5cm" svg:x2="14.4cm" svg:y2="11.65cm" draw:start-shape="id11" draw:start-glue-point="0" draw:end-shape="id7" draw:end-glue-point="0" svg:d="M22900 12500v-850h-8500">
          <text:p/>
        </draw:connector>
        <draw:connector draw:style-name="gr3" draw:text-style-name="P2" draw:layer="layout" svg:x1="26.5cm" svg:y1="12.5cm" svg:x2="14.4cm" svg:y2="11.65cm" draw:start-shape="id12" draw:start-glue-point="0" draw:end-shape="id7" draw:end-glue-point="0" svg:d="M26500 12500v-850h-12100">
          <text:p/>
        </draw:connector>
      </draw:page>
      <draw:page draw:name="page2" draw:style-name="dp1" draw:master-page-name="Standard">
        <draw:rect draw:style-name="gr1" draw:text-style-name="P1" xml:id="id13" draw:id="id13" draw:layer="layout" svg:width="5.4cm" svg:height="1.6cm" svg:x="11.7cm" svg:y="2.701cm">
          <text:p text:style-name="P1"><text:span text:style-name="T1">N-Gebäude</text:span></text:p>
        </draw:rect>
        <draw:frame draw:style-name="gr2" draw:text-style-name="P2" draw:layer="layout" svg:width="12.1cm" svg:height="1.675cm" svg:x="8.5cm" svg:y="1.401cm">
          <draw:text-box>
            <text:p text:style-name="P2">Funktionsorientierte Projektstrukurplan</text:p>
          </draw:text-box>
        </draw:frame>
        <draw:rect draw:style-name="gr1" draw:text-style-name="P3" xml:id="id14" draw:id="id14" draw:layer="layout" svg:width="4.4cm" svg:height="0.7cm" svg:x="10.4cm" svg:y="5.6cm">
          <text:p text:style-name="P2"><text:span text:style-name="T2">Architekturplanung</text:span></text:p>
        </draw:rect>
        <draw:rect draw:style-name="gr1" draw:text-style-name="P3" xml:id="id15" draw:id="id15" draw:layer="layout" svg:width="6.2cm" svg:height="1.9cm" svg:x="16.3cm" svg:y="5.5cm">
          <text:p text:style-name="P2"><text:span text:style-name="T2">Planung der gewünschten </text:span></text:p>
          <text:p text:style-name="P2"><text:span text:style-name="T2">Inneneinrichtung</text:span></text:p>
        </draw:rect>
        <draw:rect draw:style-name="gr1" draw:text-style-name="P3" xml:id="id16" draw:id="id16" draw:layer="layout" svg:width="6.6cm" svg:height="1.3cm" svg:x="2.569cm" svg:y="8.003cm">
          <text:p text:style-name="P2"><text:span text:style-name="T2">Auswahl und Beauftragung </text:span></text:p>
          <text:p text:style-name="P2"><text:span text:style-name="T2">eines Bauunternehmen</text:span></text:p>
        </draw:rect>
        <draw:rect draw:style-name="gr1" draw:text-style-name="P3" xml:id="id19" draw:id="id19" draw:layer="layout" svg:width="11.4cm" svg:height="1.2cm" svg:x="16.1cm" svg:y="8.6cm">
          <text:p text:style-name="P2"><text:span text:style-name="T2">Auswahl und Beauftragung von Planungsbüros für</text:span></text:p>
          <text:p text:style-name="P2"><text:span text:style-name="T2">Heizung &amp; Sanitär, Elektroplanung </text:span></text:p>
        </draw:rect>
        <draw:rect draw:style-name="gr1" draw:text-style-name="P3" xml:id="id17" draw:id="id17" draw:layer="layout" svg:width="5.5cm" svg:height="0.7cm" svg:x="3.1cm" svg:y="10.7cm">
          <text:p text:style-name="P2"><text:span text:style-name="T2">Beginn der Bauarbeiten</text:span></text:p>
        </draw:rect>
        <draw:rect draw:style-name="gr1" draw:text-style-name="P3" xml:id="id18" draw:id="id18" draw:layer="layout" svg:width="5.7cm" svg:height="1.2cm" svg:x="3cm" svg:y="12.7cm">
          <text:p text:style-name="P2"><text:span text:style-name="T2">Abschluss und Abnahme </text:span></text:p>
          <text:p text:style-name="P2"><text:span text:style-name="T2">der Bauarbeiten</text:span></text:p>
        </draw:rect>
        <draw:rect draw:style-name="gr1" draw:text-style-name="P3" xml:id="id21" draw:id="id21" draw:layer="layout" svg:width="7.7cm" svg:height="1.2cm" svg:x="12.021cm" svg:y="11.438cm">
          <text:p text:style-name="P2"><text:span text:style-name="T2">Beratung mit Planungsbüros über </text:span></text:p>
          <text:p text:style-name="P2"><text:span text:style-name="T2">Sanitäre Anlagen, Heizung</text:span></text:p>
        </draw:rect>
        <draw:rect draw:style-name="gr1" draw:text-style-name="P3" xml:id="id20" draw:id="id20" draw:layer="layout" svg:width="8cm" svg:height="1.8cm" svg:x="20.6cm" svg:y="11cm">
          <text:p text:style-name="P2"><text:span text:style-name="T2">Beratung mit Planungsbüros über </text:span></text:p>
          <text:p text:style-name="P2"><text:span text:style-name="T2">Elektronische </text:span></text:p>
          <text:p text:style-name="P2"><text:span text:style-name="T2">Installationen, Beleuchtung</text:span></text:p>
        </draw:rect>
        <draw:rect draw:style-name="gr1" draw:text-style-name="P3" xml:id="id23" draw:id="id23" draw:layer="layout" svg:width="9.6cm" svg:height="0.7cm" svg:x="14.9cm" svg:y="16.1cm">
          <text:p text:style-name="P2"><text:span text:style-name="T2">Abschluss und Abnahme der Installationen</text:span></text:p>
        </draw:rect>
        <draw:rect draw:style-name="gr1" draw:text-style-name="P3" xml:id="id22" draw:id="id22" draw:layer="layout" svg:width="10.1cm" svg:height="0.7cm" svg:x="14.6cm" svg:y="13.9cm">
          <text:p text:style-name="P2"><text:span text:style-name="T2">Auswahl und Beauftragung von Installateuren</text:span></text:p>
        </draw:rect>
        <draw:connector draw:style-name="gr3" draw:text-style-name="P2" draw:layer="layout" svg:x1="14.4cm" svg:y1="4.301cm" svg:x2="12.6cm" svg:y2="5.6cm" draw:start-shape="id13" draw:start-glue-point="2" draw:end-shape="id14" draw:end-glue-point="0" svg:d="M14400 4301v650h-1800v649">
          <text:p/>
        </draw:connector>
        <draw:connector draw:style-name="gr3" draw:text-style-name="P2" draw:layer="layout" svg:x1="14.4cm" svg:y1="4.301cm" svg:x2="19.4cm" svg:y2="5.5cm" draw:start-shape="id13" draw:start-glue-point="2" draw:end-shape="id15" svg:d="M14400 4301v600h5000v599">
          <text:p/>
        </draw:connector>
        <draw:connector draw:style-name="gr3" draw:text-style-name="P2" draw:layer="layout" svg:x1="12.6cm" svg:y1="6.3cm" svg:x2="5.869cm" svg:y2="8.003cm" draw:start-shape="id14" draw:start-glue-point="2" draw:end-shape="id16" svg:d="M12600 6300v852h-6731v851">
          <text:p/>
        </draw:connector>
        <draw:connector draw:style-name="gr3" draw:text-style-name="P2" draw:layer="layout" svg:x1="5.869cm" svg:y1="9.303cm" svg:x2="5.85cm" svg:y2="10.7cm" draw:start-shape="id16" draw:start-glue-point="2" draw:end-shape="id17" draw:end-glue-point="0" svg:d="M5869 9303v699h-19v698">
          <text:p/>
        </draw:connector>
        <draw:connector draw:style-name="gr3" draw:text-style-name="P2" draw:layer="layout" svg:x1="5.85cm" svg:y1="11.4cm" svg:x2="5.85cm" svg:y2="12.7cm" draw:start-shape="id17" draw:start-glue-point="2" draw:end-shape="id18" svg:d="M5850 11400v1300">
          <text:p/>
        </draw:connector>
        <draw:connector draw:style-name="gr3" draw:text-style-name="P2" draw:layer="layout" svg:x1="19.4cm" svg:y1="7.4cm" svg:x2="21.8cm" svg:y2="8.6cm" draw:start-shape="id15" draw:start-glue-point="2" draw:end-shape="id19" draw:end-glue-point="0" svg:d="M19400 7400v600h2400v600">
          <text:p/>
        </draw:connector>
        <draw:connector draw:style-name="gr3" draw:text-style-name="P2" draw:layer="layout" svg:x1="21.8cm" svg:y1="9.8cm" svg:x2="24.6cm" svg:y2="11cm" draw:start-shape="id19" draw:start-glue-point="2" draw:end-shape="id20" svg:d="M21800 9800v600h2800v600">
          <text:p/>
        </draw:connector>
        <draw:connector draw:style-name="gr3" draw:text-style-name="P2" draw:layer="layout" svg:x1="21.8cm" svg:y1="9.8cm" svg:x2="15.871cm" svg:y2="11.438cm" draw:start-shape="id19" draw:start-glue-point="2" draw:end-shape="id21" svg:d="M21800 9800v819h-5929v819">
          <text:p/>
        </draw:connector>
        <draw:connector draw:style-name="gr3" draw:text-style-name="P2" draw:layer="layout" svg:x1="15.871cm" svg:y1="12.638cm" svg:x2="19.65cm" svg:y2="13.9cm" draw:start-shape="id21" draw:start-glue-point="2" draw:end-shape="id22" svg:d="M15871 12638v631h3779v631">
          <text:p/>
        </draw:connector>
        <draw:connector draw:style-name="gr3" draw:text-style-name="P2" draw:layer="layout" svg:x1="24.6cm" svg:y1="12.8cm" svg:x2="19.65cm" svg:y2="13.9cm" draw:start-shape="id20" draw:start-glue-point="2" draw:end-shape="id22" svg:d="M24600 12800v550h-4950v550">
          <text:p/>
        </draw:connector>
        <draw:connector draw:style-name="gr3" draw:text-style-name="P2" draw:layer="layout" svg:x1="19.65cm" svg:y1="14.6cm" svg:x2="19.7cm" svg:y2="16.1cm" draw:start-shape="id22" draw:start-glue-point="2" draw:end-shape="id23" svg:d="M19650 14600v750h50v750">
          <text:p/>
        </draw:connector>
      </draw:page>
      <draw:page draw:name="page3" draw:style-name="dp1" draw:master-page-name="Standard">
        <draw:rect draw:style-name="gr1" draw:text-style-name="P1" xml:id="id24" draw:id="id24" draw:layer="layout" svg:width="5.4cm" svg:height="1.6cm" svg:x="11.7cm" svg:y="2.702cm">
          <text:p text:style-name="P1"><text:span text:style-name="T1">N-Gebäude</text:span></text:p>
        </draw:rect>
        <draw:frame draw:style-name="gr2" draw:text-style-name="P2" draw:layer="layout" svg:width="12.1cm" svg:height="1.675cm" svg:x="8.5cm" svg:y="1.402cm">
          <draw:text-box>
            <text:p text:style-name="P2">Gemischt Orientierter Projektstrukurplan</text:p>
          </draw:text-box>
        </draw:frame>
        <draw:rect draw:style-name="gr1" draw:text-style-name="P3" xml:id="id25" draw:id="id25" draw:layer="layout" svg:width="4.4cm" svg:height="0.7cm" svg:x="10.401cm" svg:y="5.601cm">
          <text:p text:style-name="P2"><text:span text:style-name="T2">Architekturplanung</text:span></text:p>
        </draw:rect>
        <draw:rect draw:style-name="gr1" draw:text-style-name="P3" xml:id="id26" draw:id="id26" draw:layer="layout" svg:width="6.2cm" svg:height="1.9cm" svg:x="16.301cm" svg:y="5.501cm">
          <text:p text:style-name="P2"><text:span text:style-name="T2">Planung der gewünschten </text:span></text:p>
          <text:p text:style-name="P2"><text:span text:style-name="T2">Inneneinrichtung</text:span></text:p>
        </draw:rect>
        <draw:rect draw:style-name="gr1" draw:text-style-name="P3" xml:id="id27" draw:id="id27" draw:layer="layout" svg:width="6.6cm" svg:height="1.3cm" svg:x="2.57cm" svg:y="8.004cm">
          <text:p text:style-name="P2"><text:span text:style-name="T2">Auswahl und Beauftragung </text:span></text:p>
          <text:p text:style-name="P2"><text:span text:style-name="T2">eines Bauunternehmen</text:span></text:p>
        </draw:rect>
        <draw:rect draw:style-name="gr1" draw:text-style-name="P3" xml:id="id28" draw:id="id28" draw:layer="layout" svg:width="11.4cm" svg:height="1.2cm" svg:x="16.101cm" svg:y="8.601cm">
          <text:p text:style-name="P2"><text:span text:style-name="T2">Auswahl und Beauftragung von Planungsbüros für</text:span></text:p>
          <text:p text:style-name="P2"><text:span text:style-name="T2">Heizung &amp; Sanitär, Elektroplanung ,etc</text:span></text:p>
        </draw:rect>
        <draw:rect draw:style-name="gr1" draw:text-style-name="P3" xml:id="id32" draw:id="id32" draw:layer="layout" svg:width="4.4cm" svg:height="0.8cm" svg:x="20.7cm" svg:y="11.7cm">
          <text:p text:style-name="P2"><text:span text:style-name="T2">Inneneinrichtung</text:span></text:p>
        </draw:rect>
        <draw:rect draw:style-name="gr1" draw:text-style-name="P3" xml:id="id34" draw:id="id34" draw:layer="layout" svg:width="4.4cm" svg:height="0.7cm" svg:x="11.9cm" svg:y="11.8cm">
          <text:p text:style-name="P3">Sanitäre Anlagen</text:p>
        </draw:rect>
        <draw:rect draw:style-name="gr1" draw:text-style-name="P3" xml:id="id35" draw:id="id35" draw:layer="layout" svg:width="3cm" svg:height="1cm" svg:x="25.5cm" svg:y="11.6cm">
          <text:p text:style-name="P3"><text:span text:style-name="T2">Belüftung</text:span></text:p>
        </draw:rect>
        <draw:rect draw:style-name="gr1" draw:text-style-name="P3" xml:id="id33" draw:id="id33" draw:layer="layout" svg:width="3.5cm" svg:height="0.7cm" svg:x="16.6cm" svg:y="11.8cm">
          <text:p text:style-name="P3"><text:span text:style-name="T2">Beleuchtung</text:span></text:p>
        </draw:rect>
        <draw:rect draw:style-name="gr1" draw:text-style-name="P3" xml:id="id29" draw:id="id29" draw:layer="layout" svg:width="4.4cm" svg:height="0.7cm" svg:x="3.6cm" svg:y="11.1cm">
          <text:p text:style-name="P2"><text:span text:style-name="T2">Fundament</text:span></text:p>
        </draw:rect>
        <draw:rect draw:style-name="gr1" draw:text-style-name="P2" xml:id="id30" draw:id="id30" draw:layer="layout" svg:width="3.7cm" svg:height="0.9cm" svg:x="3.9cm" svg:y="12.7cm">
          <text:p text:style-name="P2"><text:span text:style-name="T2">Wände</text:span> </text:p>
        </draw:rect>
        <draw:rect draw:style-name="gr1" draw:text-style-name="P3" xml:id="id31" draw:id="id31" draw:layer="layout" svg:width="3cm" svg:height="0.6cm" svg:x="4.2cm" svg:y="14.7cm">
          <text:p text:style-name="P3"><text:span text:style-name="T2">Decken</text:span></text:p>
        </draw:rect>
        <draw:connector draw:style-name="gr3" draw:text-style-name="P2" draw:layer="layout" svg:x1="14.4cm" svg:y1="4.302cm" svg:x2="12.601cm" svg:y2="5.601cm" draw:start-shape="id24" draw:start-glue-point="2" draw:end-shape="id25" draw:end-glue-point="0" svg:d="M14400 4302v650h-1799v649">
          <text:p/>
        </draw:connector>
        <draw:connector draw:style-name="gr3" draw:text-style-name="P2" draw:layer="layout" svg:x1="14.4cm" svg:y1="4.302cm" svg:x2="19.401cm" svg:y2="5.501cm" draw:start-shape="id24" draw:start-glue-point="2" draw:end-shape="id26" svg:d="M14400 4302v600h5001v599">
          <text:p/>
        </draw:connector>
        <draw:connector draw:style-name="gr3" draw:text-style-name="P2" draw:layer="layout" svg:x1="12.601cm" svg:y1="6.301cm" svg:x2="5.87cm" svg:y2="8.004cm" draw:start-shape="id25" draw:start-glue-point="2" draw:end-shape="id27" svg:d="M12601 6301v852h-6731v851">
          <text:p/>
        </draw:connector>
        <draw:connector draw:style-name="gr3" draw:text-style-name="P2" draw:layer="layout" svg:x1="19.401cm" svg:y1="7.401cm" svg:x2="21.801cm" svg:y2="8.601cm" draw:start-shape="id26" draw:start-glue-point="2" draw:end-shape="id28" draw:end-glue-point="0" svg:d="M19401 7401v600h2400v600">
          <text:p/>
        </draw:connector>
        <draw:connector draw:style-name="gr3" draw:text-style-name="P2" draw:layer="layout" svg:x1="5.87cm" svg:y1="9.304cm" svg:x2="5.8cm" svg:y2="11.1cm" draw:start-shape="id27" draw:start-glue-point="2" draw:end-shape="id29" draw:end-glue-point="0" svg:d="M5870 9304v898h-70v898">
          <text:p/>
        </draw:connector>
        <draw:connector draw:style-name="gr3" draw:text-style-name="P2" draw:layer="layout" svg:x1="5.8cm" svg:y1="11.8cm" svg:x2="5.75cm" svg:y2="12.7cm" draw:start-shape="id29" draw:start-glue-point="2" draw:end-shape="id30" draw:end-glue-point="0" svg:d="M5800 11800v450h-50v450">
          <text:p/>
        </draw:connector>
        <draw:connector draw:style-name="gr3" draw:text-style-name="P2" draw:layer="layout" svg:x1="5.75cm" svg:y1="13.6cm" svg:x2="5.7cm" svg:y2="14.7cm" draw:start-shape="id30" draw:start-glue-point="2" draw:end-shape="id31" draw:end-glue-point="0" svg:d="M5750 13600v550h-50v550">
          <text:p/>
        </draw:connector>
        <draw:connector draw:style-name="gr3" draw:text-style-name="P2" draw:layer="layout" svg:x1="21.801cm" svg:y1="9.801cm" svg:x2="22.9cm" svg:y2="11.7cm" draw:start-shape="id28" draw:start-glue-point="2" draw:end-shape="id32" svg:d="M21801 9801v950h1099v949">
          <text:p/>
        </draw:connector>
        <draw:connector draw:style-name="gr3" draw:text-style-name="P2" draw:layer="layout" svg:x1="21.801cm" svg:y1="9.801cm" svg:x2="18.35cm" svg:y2="11.8cm" draw:start-shape="id28" draw:start-glue-point="2" draw:end-shape="id33" draw:end-glue-point="0" svg:d="M21801 9801v1000h-3451v999">
          <text:p/>
        </draw:connector>
        <draw:connector draw:style-name="gr3" draw:text-style-name="P2" draw:layer="layout" svg:x1="21.801cm" svg:y1="9.801cm" svg:x2="14.1cm" svg:y2="11.8cm" draw:start-shape="id28" draw:start-glue-point="2" draw:end-shape="id34" svg:d="M21801 9801v1000h-7701v999">
          <text:p/>
        </draw:connector>
        <draw:connector draw:style-name="gr3" draw:text-style-name="P2" draw:layer="layout" svg:x1="21.801cm" svg:y1="9.801cm" svg:x2="27cm" svg:y2="11.6cm" draw:start-shape="id28" draw:start-glue-point="2" draw:end-shape="id35" svg:d="M21801 9801v900h5199v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8T16:43:41.59</meta:creation-date>
    <dc:date>2016-05-08T18:50:22.78</dc:date>
    <meta:editing-duration>PT1H5M55S</meta:editing-duration>
    <meta:editing-cycles>1</meta:editing-cycles>
    <meta:document-statistic meta:object-count="70"/>
    <meta:generator>OpenOffice/4.1.0$Win32 OpenOffice.org_project/410m18$Build-9764</meta:generator>
  </office:meta>
</office:document-meta>
</file>